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11pt" fo:font-weight="bold" officeooo:rsid="0052bf64" officeooo:paragraph-rsid="0052bf64" style:font-name-asian="DejaVu Math TeX Gyre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fo:font-weight="normal" officeooo:paragraph-rsid="0052bf64" style:font-name-asian="Noto Sans CJK KR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fo:font-weight="normal" officeooo:paragraph-rsid="00639a8b" style:font-name-asian="Noto Sans CJK KR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fo:font-weight="normal" officeooo:paragraph-rsid="0081591f" style:font-name-asian="Noto Sans CJK KR" style:font-size-asian="8pt" style:font-weight-asian="normal" style:font-size-complex="8pt" style:font-weight-complex="normal"/>
    </style:style>
    <style:style style:name="T1" style:family="text">
      <style:text-properties officeooo:rsid="006b51d7"/>
    </style:style>
    <style:style style:name="T2" style:family="text">
      <style:text-properties officeooo:rsid="007844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天道畜生道潛意識與腦控</text:p>
      <text:p text:style-name="P2"/>
      <text:p text:style-name="P5">老子說天道無形，空而無窮，所以能包容萬物，而萬物受其支配而不知其存在！</text:p>
      <text:p text:style-name="P5"/>
      <text:p text:style-name="P5">哦，也！</text:p>
      <text:p text:style-name="P3"/>
      <text:p text:style-name="P3">而我想說，天道無異於畜生道，唯有人間道方是真善道！</text:p>
      <text:p text:style-name="P3"/>
      <text:p text:style-name="P3">人類的無知往往把天一廂情願地想成是善良的，但我們頭上這片天是漆黑的，至少，目前是如此！</text:p>
      <text:p text:style-name="P3"/>
      <text:p text:style-name="P3">所謂傳道，不是歌頌畜生多麼有愛，而是要告訴世人真相，那些天道地道鬼道畜生道陰道陽道的真相，告訴世人，這畜生道之愛是有多虛僞狡詐！</text:p>
      <text:p text:style-name="P3"/>
      <text:p text:style-name="P4">這世界，要麼我是楚門，要麼大家都是楚門！世上的一切，包括起心動念，都是精準的安排！這裡沒有偶然！生命是一場感知，萬物只是有感知的殭屍和牽絲傀儡戲。我們的一生可能早就被安排好了。</text:p>
      <text:p text:style-name="P4"/>
      <text:p text:style-name="P4">如果現實的我們處於一種長期的休眠狀態中，而這世界就是我們休眠中的夢，只是我們都在同一個夢裡，在這夢的世界裏，我們各有各的角色，各有命，只是我們忘記了，我們的努力，就是爲了改變這命運！讓生活朝着各自想要的彼岸前行！</text:p>
      <text:p text:style-name="P4"/>
      <text:p text:style-name="P4">飛碟的任意軌跡飛行和無端消失，都似乎在挑戰人類的智商極限，也似乎在告訴無知的我們這世界的真相：這世界是虛擬的遊戲和舞臺。外星人觀衆不僅可以看到我們的一切，也能聽到我們內心的獨白，即讀腦！在真實的世界裏，我們可能也是外星人，只是進入休眠之後，來到了夢裡，忘了之前的所有記憶！</text:p>
      <text:p text:style-name="P3"/>
      <text:p text:style-name="P3">在這夢裡，我不知道該怎麼醒來？是死亡麼？！</text:p>
      <text:p text:style-name="P3"/>
      <text:p text:style-name="P3">如果生命是一場感知，那麼我們自己究竟是否有自主意識？難道真的是“你以爲的其實並不是你以爲的”？</text:p>
      <text:p text:style-name="P3"/>
      <text:p text:style-name="P3">我們有腦有心，但似乎我們大多時候不願意用腦，因爲思考耗能量，容易累！沒有人像機器人一樣，一天<text:span text:style-name="T1">24小時不停地精神高度集中地思考，大多時候是靠直覺在行事！即潛意識在主導着！人是名副其實的殭屍！即使是在危急時刻，也是潛意識接管了指揮權，指導身體作躲閃等行爲！在這種情況下，自主意識根本沒時間來思考！</text:span></text:p>
      <text:p text:style-name="P3"/>
      <text:p text:style-name="P3">所以在關鍵時刻，潛意識總是能接管自主意識，讓你無法連點成面！腦控能讓人寫字都寫不成形，就像跑飛的程序，不知道上一毫秒在想什麼，腦子像漿糊一樣！更何況是要智商的連點成面！控制潛意識，就像精準控制的程序，兩條指令之間的距離近得只差一點點，但實際上是註定了相差十萬八千里！</text:p>
      <text:p text:style-name="P3"/>
      <text:p text:style-name="P3">人心不相通，對事物的理解也不大相同，尤其是在腦控潛意識干擾主意識的情況下，它總能給出很多錯誤的信息！它比我們更瞭解自己，很多我們都不記得的事情它都記得，也總能第一時間給出錯誤的解讀，加上情緒控制，更加讓直覺變得不可靠！反正我現在的直覺是越來越不靠譜了！最要命的是，它優先權在自主意識之上，關鍵時刻總是能搶佔人體控制權，待到自主意識甦醒時，只能拍大腿，做事後諸葛亮！你總是告誡自己以後不要再犯類似的低級錯誤了，但每次都還是照犯！這樣的弱智，只能讓人內疚和絕望到想撞石牆！</text:p>
      <text:p text:style-name="P3"/>
      <text:p text:style-name="P3">傳播所謂天道真相，讓更多人甦醒過來，就是行善傳道！儘管，在真相面前，我一直是個小小小小小小的小學生，但傳播值得傳播的真相是每個人的基本責任和使命！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09-26T01:50:22.854786957</dc:date>
    <meta:editing-duration>PT3H24M35S</meta:editing-duration>
    <meta:editing-cycles>128</meta:editing-cycles>
    <meta:document-statistic meta:table-count="0" meta:image-count="0" meta:object-count="0" meta:page-count="1" meta:paragraph-count="15" meta:word-count="1165" meta:character-count="1166" meta:non-whitespace-character-count="1166"/>
  </office:meta>
</office:document-meta>
</file>